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1" svg:font-family="Menlo, Monaco, Consolas, 'Courier New', monospace"/>
    <style:font-face style:name="Menlo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1ab3" officeooo:paragraph-rsid="00211ab3"/>
    </style:style>
    <style:style style:name="P2" style:family="paragraph" style:parent-style-name="Standard">
      <style:text-properties officeooo:rsid="00227e8a" officeooo:paragraph-rsid="00227e8a"/>
    </style:style>
    <style:style style:name="P3" style:family="paragraph" style:parent-style-name="Standard">
      <style:text-properties officeooo:rsid="00227e8a" officeooo:paragraph-rsid="002a7240"/>
    </style:style>
    <style:style style:name="P4" style:family="paragraph" style:parent-style-name="Standard">
      <style:text-properties officeooo:rsid="00235db9" officeooo:paragraph-rsid="00235db9"/>
    </style:style>
    <style:style style:name="P5" style:family="paragraph" style:parent-style-name="Standard">
      <style:text-properties officeooo:rsid="00267014" officeooo:paragraph-rsid="00267014"/>
    </style:style>
    <style:style style:name="P6" style:family="paragraph" style:parent-style-name="Standard">
      <style:text-properties fo:font-variant="normal" fo:text-transform="none" fo:color="#2d3748" style:font-name="Menlo" fo:font-size="10.5pt" fo:letter-spacing="normal" fo:font-style="normal" fo:font-weight="normal" officeooo:rsid="00267014" officeooo:paragraph-rsid="00267014"/>
    </style:style>
    <style:style style:name="P7" style:family="paragraph" style:parent-style-name="Standard">
      <style:text-properties officeooo:rsid="00267db9" officeooo:paragraph-rsid="00267db9"/>
    </style:style>
    <style:style style:name="P8" style:family="paragraph" style:parent-style-name="Standard">
      <style:text-properties officeooo:rsid="0028742a" officeooo:paragraph-rsid="0028742a"/>
    </style:style>
    <style:style style:name="P9" style:family="paragraph" style:parent-style-name="Standard">
      <style:text-properties officeooo:rsid="00292b09" officeooo:paragraph-rsid="00292b09"/>
    </style:style>
    <style:style style:name="P10" style:family="paragraph" style:parent-style-name="Standard">
      <style:text-properties officeooo:rsid="002d7b39" officeooo:paragraph-rsid="002d7b39"/>
    </style:style>
    <style:style style:name="P11" style:family="paragraph" style:parent-style-name="Standard">
      <style:text-properties officeooo:rsid="0030dc40" officeooo:paragraph-rsid="0030dc40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92b09" officeooo:paragraph-rsid="00292b09"/>
    </style:style>
    <style:style style:name="P14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text-align="start" style:justify-single-word="false" fo:orphans="2" fo:widows="2" fo:text-indent="0in" style:auto-text-indent="false" fo:background-color="#f5f5f5" fo:padding="0.0937in" fo:border="0.06pt solid #cccccc"/>
    </style:style>
    <style:style style:name="P15" style:family="paragraph" style:parent-style-name="Standard">
      <style:text-properties officeooo:rsid="0030dc40" officeooo:paragraph-rsid="0030dc40"/>
    </style:style>
    <style:style style:name="P16" style:family="paragraph" style:parent-style-name="Standard">
      <style:paragraph-properties fo:break-before="page"/>
      <style:text-properties officeooo:rsid="0030dc40" officeooo:paragraph-rsid="0030dc40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0dc40" officeooo:paragraph-rsid="0030dc40"/>
    </style:style>
    <style:style style:name="T1" style:family="text">
      <style:text-properties fo:font-variant="normal" fo:text-transform="none" fo:color="#658b00" style:font-name="Menlo1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333333" style:font-name="Menlo1" fo:font-size="9.7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officeooo:rsid="0028742a"/>
    </style:style>
    <style:style style:name="T4" style:family="text">
      <style:text-properties officeooo:rsid="002a72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ource_20_Text"><text:span text:style-name="T1">sudo </text:span></text:span><text:span text:style-name="Source_20_Text"><text:span text:style-name="T2">apt-get install docker-ce= 5:18.09.6~3-0~ubuntu-bionic docker-ce-cli=5:18.09.6~3-0~ubuntu-bionic <text:s/>containerd.io</text:span></text:span></text:p>
      <text:p text:style-name="Standard">java -Dspring.profiles.active=default -jar target/nwt-izostanak-service-0.0.1-SNAPSHOT.jar</text:p>
      <text:p text:style-name="Standard"/>
      <text:p text:style-name="P5">Unistava sve nekoristene kontejnere:</text:p>
      <text:p text:style-name="P6">docker system prune</text:p>
      <text:p text:style-name="P12"/>
      <text:p text:style-name="P1">Izostanak:</text:p>
      <text:p text:style-name="P1"/>
      <text:p text:style-name="P1">sudo docker build -f Dockerfile -t izostanak-service .</text:p>
      <text:p text:style-name="P1">sudo docker run --net=host izostanak-service</text:p>
      <text:p text:style-name="P1"/>
      <text:p text:style-name="P1">Upload:</text:p>
      <text:p text:style-name="P1">sudo docker build -f Dockerfile -t upload-service .</text:p>
      <text:p text:style-name="P1">sudo docker run --net=host upload-service</text:p>
      <text:p text:style-name="P1"/>
      <text:p text:style-name="P1">Gateway:</text:p>
      <text:p text:style-name="P1">sudo docker build --file=Dockerfile --tag=gateway:latest --rm=true .</text:p>
      <text:p text:style-name="P1">sudo docker run --net=host gateway</text:p>
      <text:p text:style-name="P1"/>
      <text:p text:style-name="P2">Ocjena:</text:p>
      <text:p text:style-name="P2">sudo docker build -f Dockerfile -t ocjena-service .</text:p>
      <text:p text:style-name="P2">sudo docker run --net=host ocjena-service</text:p>
      <text:p text:style-name="P1"/>
      <text:p text:style-name="P4">Eureka:</text:p>
      <text:p text:style-name="P4">sudo docker build --file=Dockerfile --tag=eureka-service:latest --rm=true .</text:p>
      <text:p text:style-name="P4">sudo docker run --name=eureka-service --publish=8761:8761 eureka-service:latest</text:p>
      <text:p text:style-name="P4"/>
      <text:p text:style-name="P7">Frontend:</text:p>
      <text:p text:style-name="P8">npm install</text:p>
      <text:p text:style-name="P7"><text:span text:style-name="T3">npm</text:span> start</text:p>
      <text:p text:style-name="P1"/>
      <text:p text:style-name="P9">Auth:</text:p>
      <text:p text:style-name="P3">sudo docker build -f Dockerfile -t <text:span text:style-name="T4">auth</text:span> .</text:p>
      <text:p text:style-name="P3">sudo docker run --net=host <text:span text:style-name="T4">auth</text:span></text:p>
      <text:p text:style-name="P9">//mvn spring-boot:run</text:p>
      <text:p text:style-name="P13"/>
      <text:p text:style-name="P10">mvn clear package</text:p>
      <text:p text:style-name="P10"/>
      <text:p text:style-name="P11">docker compose:</text:p>
      <text:p text:style-name="P11"/>
      <text:p text:style-name="P11"/>
      <text:p text:style-name="P16">version: '3'</text:p>
      <text:p text:style-name="P11">services:</text:p>
      <text:p text:style-name="P11"><text:s text:c="2"/></text:p>
      <text:p text:style-name="P11"><text:s/>eureka-service:</text:p>
      <text:p text:style-name="P11"><text:s text:c="4"/>container_name: eureka-service</text:p>
      <text:p text:style-name="P11"><text:s text:c="4"/>build:</text:p>
      <text:p text:style-name="P11"><text:s text:c="6"/>context: eureka-service</text:p>
      <text:p text:style-name="P11"><text:s text:c="6"/>dockerfile: Dockerfile</text:p>
      <text:p text:style-name="P11"><text:s text:c="4"/>image: eureka-service:0.0.1-SNAPSHOT</text:p>
      <text:p text:style-name="P11"><text:s text:c="4"/>expose:</text:p>
      <text:p text:style-name="P11"><text:s text:c="6"/>- 8761</text:p>
      <text:p text:style-name="P11"><text:s text:c="4"/>ports:</text:p>
      <text:p text:style-name="P11"><text:s text:c="6"/>- 8761:8761</text:p>
      <text:p text:style-name="P11"><text:s text:c="4"/>networks:</text:p>
      <text:p text:style-name="P11"><text:s text:c="6"/>- emp-network</text:p>
      <text:p text:style-name="P11"><text:s/>ocjenaservice:</text:p>
      <text:p text:style-name="P11"><text:s text:c="4"/>container_name: nwt-ocjena-service</text:p>
      <text:p text:style-name="P11"><text:s text:c="4"/>build:</text:p>
      <text:p text:style-name="P11"><text:s text:c="6"/>context: nwt-ocjena-service</text:p>
      <text:p text:style-name="P11"><text:s text:c="6"/>dockerfile: Dockerfile</text:p>
      <text:p text:style-name="P11"><text:s text:c="4"/>image: <text:s/>nwt-ocjena-service-0.0.1-SNAPSHOT</text:p>
      <text:p text:style-name="P11"><text:s text:c="4"/>expose:</text:p>
      <text:p text:style-name="P11"><text:s text:c="6"/>- 8001</text:p>
      <text:p text:style-name="P11"><text:s text:c="4"/>ports:</text:p>
      <text:p text:style-name="P11"><text:s text:c="6"/>- 8001:8001</text:p>
      <text:p text:style-name="P11"><text:s text:c="4"/>network_mode: "host"</text:p>
      <text:p text:style-name="P11"><text:s text:c="4"/>depends_on:</text:p>
      <text:p text:style-name="P11"><text:s text:c="6"/>- eureka-service</text:p>
      <text:p text:style-name="P11"><text:s/></text:p>
      <text:p text:style-name="P11">uploadservice:</text:p>
      <text:p text:style-name="P11"><text:s text:c="4"/>container_name: uploadservice</text:p>
      <text:p text:style-name="P11"><text:s text:c="4"/>build:</text:p>
      <text:p text:style-name="P11"><text:s text:c="6"/>context: Upload-Service</text:p>
      <text:p text:style-name="P11"><text:s text:c="6"/>dockerfile: Dockerfile</text:p>
      <text:p text:style-name="P11"><text:s text:c="4"/>image: <text:s/>uploadservice:0.0.1-SNAPSHOT</text:p>
      <text:p text:style-name="P11"><text:s text:c="4"/>expose:</text:p>
      <text:p text:style-name="P11"><text:s text:c="6"/>- 8000</text:p>
      <text:p text:style-name="P11"><text:s text:c="4"/>ports:</text:p>
      <text:p text:style-name="P11"><text:s text:c="6"/>- 8000:8000</text:p>
      <text:p text:style-name="P11"><text:s text:c="4"/>network_mode: "host"</text:p>
      <text:p text:style-name="P11"><text:s text:c="4"/>depends_on:</text:p>
      <text:p text:style-name="P11"><text:s text:c="6"/>- eureka-service</text:p>
      <text:p text:style-name="P11"/>
      <text:p text:style-name="P11"><text:s/>izostanakservice:</text:p>
      <text:p text:style-name="P11"><text:s text:c="4"/>container_name: nwt-izostanak-service</text:p>
      <text:p text:style-name="P11"><text:s text:c="4"/>build:</text:p>
      <text:p text:style-name="P11"><text:s text:c="6"/>context: nwt-izostanak-service</text:p>
      <text:p text:style-name="P11"><text:s text:c="6"/>dockerfile: Dockerfile</text:p>
      <text:p text:style-name="P11"><text:s text:c="4"/>image: <text:s/>nwt-izostanak-service-0.0.1-SNAPSHOT</text:p>
      <text:p text:style-name="P11"><text:s text:c="4"/>expose:</text:p>
      <text:p text:style-name="P11"><text:s text:c="6"/>- 8002</text:p>
      <text:p text:style-name="P11"><text:s text:c="4"/>ports:</text:p>
      <text:p text:style-name="P11"><text:soft-page-break/><text:s text:c="6"/>- 8002:8002</text:p>
      <text:p text:style-name="P11"><text:s text:c="4"/>network_mode: "host"</text:p>
      <text:p text:style-name="P11"><text:s text:c="4"/>depends_on:</text:p>
      <text:p text:style-name="P11"><text:s text:c="6"/>- eureka-service</text:p>
      <text:p text:style-name="P11"/>
      <text:p text:style-name="P11">networks:</text:p>
      <text:p text:style-name="P11"><text:s text:c="2"/>emp-network:</text:p>
      <text:p text:style-name="P11"><text:s text:c="4"/>driver: bridge</text:p>
      <text:p text:style-name="P11"/>
      <text:p text:style-name="P11"/>
      <text:p text:style-name="P17"/>
      <text:p text:style-name="P11">user: ${CURRENT_UID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1" svg:font-family="Menlo, Monaco, Consolas, 'Courier New', monospace"/>
    <style:font-face style:name="Menlo" svg:font-family="Menlo, Monac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18:48.787590366</meta:creation-date>
    <dc:date>2019-06-14T21:59:29.746274804</dc:date>
    <meta:editing-duration>PT6H47M3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3" meta:paragraph-count="87" meta:word-count="217" meta:character-count="2158" meta:non-whitespace-character-count="1795"/>
  </office:meta>
</office:document-meta>
</file>